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5.089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5.803cm"/>
    </style:style>
    <style:style style:name="co10" style:family="table-column">
      <style:table-column-properties fo:break-before="auto" style:column-width="4.927cm"/>
    </style:style>
    <style:style style:name="co11" style:family="table-column">
      <style:table-column-properties fo:break-before="auto" style:column-width="4.214cm"/>
    </style:style>
    <style:style style:name="co12" style:family="table-column">
      <style:table-column-properties fo:break-before="auto" style:column-width="6.062cm"/>
    </style:style>
    <style:style style:name="co13" style:family="table-column">
      <style:table-column-properties fo:break-before="auto" style:column-width="3.889cm"/>
    </style:style>
    <style:style style:name="co14" style:family="table-column">
      <style:table-column-properties fo:break-before="auto" style:column-width="3.371cm"/>
    </style:style>
    <style:style style:name="co15" style:family="table-column">
      <style:table-column-properties fo:break-before="auto" style:column-width="3.242cm"/>
    </style:style>
    <style:style style:name="co16" style:family="table-column">
      <style:table-column-properties fo:break-before="auto" style:column-width="3.112cm"/>
    </style:style>
    <style:style style:name="co17" style:family="table-column">
      <style:table-column-properties fo:break-before="auto" style:column-width="3.177cm"/>
    </style:style>
    <style:style style:name="co18" style:family="table-column">
      <style:table-column-properties fo:break-before="auto" style:column-width="2.7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12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99ff33"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12" style:family="table-cell" style:parent-style-name="Default">
      <style:table-cell-properties fo:border-bottom="none" fo:background-color="#ff6666" fo:border-left="none" fo:border-right="none" fo:border-top="0.06pt solid #000000"/>
    </style:style>
    <style:style style:name="ce13" style:family="table-cell" style:parent-style-name="Default">
      <style:table-cell-properties fo:background-color="#ff6666"/>
    </style:style>
    <style:style style:name="ce14" style:family="table-cell" style:parent-style-name="Default">
      <style:table-cell-properties fo:border-bottom="0.06pt solid #000000" fo:background-color="#ff6666" fo:border-left="none" fo:border-right="none" fo:border-top="none"/>
    </style:style>
    <style:style style:name="ce15" style:family="table-cell" style:parent-style-name="Default">
      <style:table-cell-properties fo:border-bottom="0.06pt solid #000000" fo:background-color="#99ff33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6666ff" fo:border-left="none" fo:border-right="none" fo:border-top="0.06pt solid #000000"/>
      <style:text-properties fo:color="#ffff00"/>
    </style:style>
    <style:style style:name="ce19" style:family="table-cell" style:parent-style-name="Default">
      <style:table-cell-properties fo:border-bottom="0.06pt solid #000000" fo:background-color="#6666ff" fo:border-left="none" fo:border-right="0.06pt solid #000000" fo:border-top="0.06pt solid #000000"/>
      <style:text-properties fo:color="#ffff00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6666ff" fo:border-left="0.06pt solid #000000" fo:border-right="0.06pt solid #000000" fo:border-top="0.06pt solid #000000"/>
      <style:text-properties fo:color="#ffff00"/>
    </style:style>
    <style:style style:name="ce24" style:family="table-cell" style:parent-style-name="Default">
      <style:table-cell-properties fo:border-bottom="none" fo:background-color="#6666ff" fo:border-left="0.06pt solid #000000" fo:border-right="0.06pt solid #000000" fo:border-top="0.06pt solid #000000"/>
      <style:text-properties fo:color="#ffff66"/>
    </style:style>
    <style:style style:name="ce25" style:family="table-cell" style:parent-style-name="Default">
      <style:table-cell-properties fo:background-color="#336699"/>
      <style:text-properties fo:color="#ffff00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2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3">
          <table:table-cell table:number-columns-repeated="3"/>
          <table:table-cell table:style-name="ce1" office:value-type="string" calcext:value-type="string">
            <text:p>Pistas:</text:p>
          </table:table-cell>
          <table:table-cell table:style-name="ce6" office:value-type="string" calcext:value-type="string">
            <text:p>Comprimento (m)</text:p>
          </table:table-cell>
          <table:table-cell table:style-name="ce10" office:value-type="string" calcext:value-type="string">
            <text:p>Nº de retas</text:p>
          </table:table-cell>
          <table:table-cell table:style-name="ce6" office:value-type="string" calcext:value-type="string">
            <text:p>Comprimento de Retas (m)</text:p>
          </table:table-cell>
          <table:table-cell table:style-name="ce11" office:value-type="string" calcext:value-type="string">
            <text:p>Nº de curvas</text:p>
          </table:table-cell>
          <table:table-cell table:style-name="ce15" office:value-type="string" calcext:value-type="string">
            <text:p>Comprimento de Curvas (m)</text:p>
          </table:table-cell>
          <table:table-cell table:style-name="ce18" office:value-type="string" calcext:value-type="string">
            <text:p>Métrica 1 (% de retas)</text:p>
          </table:table-cell>
          <table:table-cell table:style-name="ce18" office:value-type="string" calcext:value-type="string">
            <text:p>Métrica 2 (Ref. artigo)</text:p>
          </table:table-cell>
          <table:table-cell table:style-name="ce18" office:value-type="string" calcext:value-type="string">
            <text:p>Métrica 3 (Som. Inv Raios)</text:p>
          </table:table-cell>
          <table:table-cell table:style-name="ce19" office:value-type="string" calcext:value-type="string">
            <text:p>Métrica 4 (S. Inv Rd * total pista)</text:p>
          </table:table-cell>
          <table:table-cell table:style-name="ce23" office:value-type="string" calcext:value-type="string">
            <text:p>Métrica 5 (Curvas Seguidas)</text:p>
          </table:table-cell>
          <table:table-cell table:style-name="ce25" office:value-type="string" calcext:value-type="string">
            <text:p>Variância das retas</text:p>
          </table:table-cell>
          <table:table-cell table:style-name="ce25" office:value-type="string" calcext:value-type="string">
            <text:p>Variância das curvas (comprimento)</text:p>
          </table:table-cell>
          <table:table-cell table:style-name="ce25" office:value-type="string" calcext:value-type="string">
            <text:p>Variancia dos Ângulos</text:p>
          </table:table-cell>
          <table:table-cell office:value-type="string" calcext:value-type="string">
            <text:p>Variancia dos raios</text:p>
          </table:table-cell>
          <table:table-cell office:value-type="string" calcext:value-type="string">
            <text:p>Media das retas</text:p>
          </table:table-cell>
          <table:table-cell office:value-type="string" calcext:value-type="string">
            <text:p>Media das curvas</text:p>
          </table:table-cell>
          <table:table-cell office:value-type="string" calcext:value-type="string">
            <text:p>Media dos angulos</text:p>
          </table:table-cell>
          <table:table-cell office:value-type="string" calcext:value-type="string">
            <text:p>Media dos raios</text:p>
          </table:table-cell>
        </table:table-row>
        <table:table-row table:style-name="ro4">
          <table:table-cell table:number-columns-repeated="3"/>
          <table:table-cell table:style-name="ce2" office:value-type="string" calcext:value-type="string">
            <text:p>D-Speedway</text:p>
          </table:table-cell>
          <table:table-cell table:style-name="ce7" office:value-type="float" office:value="3427.431" calcext:value-type="float">
            <text:p>3427,43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float" office:value="2827.431" calcext:value-type="float">
            <text:p>2827,431</text:p>
          </table:table-cell>
          <table:table-cell table:style-name="ce16" office:value-type="float" office:value="0.1750582" calcext:value-type="float">
            <text:p>0,1750582</text:p>
          </table:table-cell>
          <table:table-cell table:style-name="ce16" office:value-type="float" office:value="52.2580645" calcext:value-type="float">
            <text:p>52,2580645</text:p>
          </table:table-cell>
          <table:table-cell table:style-name="ce16" office:value-type="float" office:value="3100" calcext:value-type="float">
            <text:p>3100</text:p>
          </table:table-cell>
          <table:table-cell table:style-name="ce20" office:value-type="float" office:value="21700" calcext:value-type="float">
            <text:p>2170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607.2427586" calcext:value-type="float">
            <text:p>54607,2427586</text:p>
          </table:table-cell>
          <table:table-cell office:value-type="float" office:value="183.673469" calcext:value-type="float">
            <text:p>183,673469</text:p>
          </table:table-cell>
          <table:table-cell office:value-type="float" office:value="36734.6938" calcext:value-type="float">
            <text:p>36734,6938</text:p>
          </table:table-cell>
          <table:table-cell office:value-type="float" office:value="150" calcext:value-type="float">
            <text:p>150</text:p>
          </table:table-cell>
          <table:table-cell office:value-type="float" office:value="403.9187" calcext:value-type="float">
            <text:p>403,9187</text:p>
          </table:table-cell>
          <table:table-cell office:value-type="float" office:value="51.42857" calcext:value-type="float">
            <text:p>51,42857</text:p>
          </table:table-cell>
          <table:table-cell office:value-type="float" office:value="442.85714" calcext:value-type="float">
            <text:p>442,85714</text:p>
          </table:table-cell>
        </table:table-row>
        <table:table-row table:style-name="ro5">
          <table:table-cell table:number-columns-repeated="3"/>
          <table:table-cell table:style-name="ce3" office:value-type="string" calcext:value-type="string">
            <text:p>Forza</text:p>
          </table:table-cell>
          <table:table-cell table:style-name="ce8" office:value-type="float" office:value="5922.24820674" calcext:value-type="float">
            <text:p>5922,2482067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009" calcext:value-type="float">
            <text:p>4009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1913.248207" calcext:value-type="float">
            <text:p>1913,248207</text:p>
          </table:table-cell>
          <table:table-cell office:value-type="float" office:value="0.6769388685" calcext:value-type="float">
            <text:p>0,6769388685</text:p>
          </table:table-cell>
          <table:table-cell office:value-type="float" office:value="6.064961133" calcext:value-type="float">
            <text:p>6,064961133</text:p>
          </table:table-cell>
          <table:table-cell office:value-type="float" office:value="18074.5" calcext:value-type="float">
            <text:p>18074,5</text:p>
          </table:table-cell>
          <table:table-cell table:style-name="ce21" office:value-type="float" office:value="542235" calcext:value-type="float">
            <text:p>542235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5748.3537" calcext:value-type="float">
            <text:p>5748,3537</text:p>
          </table:table-cell>
          <table:table-cell office:value-type="float" office:value="1586.6559" calcext:value-type="float">
            <text:p>1586,6559</text:p>
          </table:table-cell>
          <table:table-cell office:value-type="float" office:value="350.099203" calcext:value-type="float">
            <text:p>350,099203</text:p>
          </table:table-cell>
          <table:table-cell office:value-type="float" office:value="883236.958056" calcext:value-type="float">
            <text:p>883236,958056</text:p>
          </table:table-cell>
          <table:table-cell office:value-type="float" office:value="83.52083" calcext:value-type="float">
            <text:p>83,52083</text:p>
          </table:table-cell>
          <table:table-cell office:value-type="float" office:value="63.77494" calcext:value-type="float">
            <text:p>63,77494</text:p>
          </table:table-cell>
          <table:table-cell office:value-type="float" office:value="21.926133" calcext:value-type="float">
            <text:p>21,926133</text:p>
          </table:table-cell>
          <table:table-cell office:value-type="float" office:value="602.4833" calcext:value-type="float">
            <text:p>602,4833</text:p>
          </table:table-cell>
        </table:table-row>
        <table:table-row table:style-name="ro4">
          <table:table-cell table:number-columns-repeated="3"/>
          <table:table-cell table:style-name="ce3" office:value-type="string" calcext:value-type="string">
            <text:p>Brondehach</text:p>
          </table:table-cell>
          <table:table-cell table:style-name="ce8" office:value-type="float" office:value="4108.6345549644" calcext:value-type="float">
            <text:p>4108,6345549644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291.8" calcext:value-type="float">
            <text:p>2291,8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1816.83455496444" calcext:value-type="float">
            <text:p>1816,8345549644</text:p>
          </table:table-cell>
          <table:table-cell office:value-type="float" office:value="0.5578008872" calcext:value-type="float">
            <text:p>0,5578008872</text:p>
          </table:table-cell>
          <table:table-cell office:value-type="float" office:value="18.761970333" calcext:value-type="float">
            <text:p>18,761970333</text:p>
          </table:table-cell>
          <table:table-cell office:value-type="float" office:value="5548.3" calcext:value-type="float">
            <text:p>5548,3</text:p>
          </table:table-cell>
          <table:table-cell table:style-name="ce21" office:value-type="float" office:value="233028.6" calcext:value-type="float">
            <text:p>233028,6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558.27918" calcext:value-type="float">
            <text:p>558,27918</text:p>
          </table:table-cell>
          <table:table-cell office:value-type="float" office:value="1074.3635" calcext:value-type="float">
            <text:p>1074,3635</text:p>
          </table:table-cell>
          <table:table-cell office:value-type="float" office:value="219.9261" calcext:value-type="float">
            <text:p>219,9261</text:p>
          </table:table-cell>
          <table:table-cell office:value-type="float" office:value="17856.124042" calcext:value-type="float">
            <text:p>17856,124042</text:p>
          </table:table-cell>
          <table:table-cell office:value-type="float" office:value="46.771428" calcext:value-type="float">
            <text:p>46,771428</text:p>
          </table:table-cell>
          <table:table-cell office:value-type="float" office:value="43.2579656" calcext:value-type="float">
            <text:p>43,2579656</text:p>
          </table:table-cell>
          <table:table-cell office:value-type="float" office:value="26.6905" calcext:value-type="float">
            <text:p>26,6905</text:p>
          </table:table-cell>
          <table:table-cell office:value-type="float" office:value="132.10238" calcext:value-type="float">
            <text:p>132,10238</text:p>
          </table:table-cell>
        </table:table-row>
        <table:table-row table:style-name="ro6">
          <table:table-cell table:number-columns-repeated="3"/>
          <table:table-cell table:style-name="ce4" office:value-type="string" calcext:value-type="string">
            <text:p>Alpine-1</text:p>
          </table:table-cell>
          <table:table-cell table:style-name="ce9" office:value-type="string" calcext:value-type="string">
            <text:p>7121.6361787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60.825501" calcext:value-type="float">
            <text:p>1260,825501</text:p>
          </table:table-cell>
          <table:table-cell table:style-name="ce14" office:value-type="float" office:value="69" calcext:value-type="float">
            <text:p>69</text:p>
          </table:table-cell>
          <table:table-cell table:style-name="ce17" office:value-type="float" office:value="5860.81067778" calcext:value-type="float">
            <text:p>5860,81067778</text:p>
          </table:table-cell>
          <table:table-cell table:style-name="ce17" office:value-type="float" office:value="0.177041549" calcext:value-type="float">
            <text:p>0,177041549</text:p>
          </table:table-cell>
          <table:table-cell table:style-name="ce17" office:value-type="float" office:value="33.953488372" calcext:value-type="float">
            <text:p>33,953488372</text:p>
          </table:table-cell>
          <table:table-cell table:style-name="ce17" office:value-type="float" office:value="9890" calcext:value-type="float">
            <text:p>9890</text:p>
          </table:table-cell>
          <table:table-cell table:style-name="ce22" office:value-type="float" office:value="682410" calcext:value-type="float">
            <text:p>682410</text:p>
          </table:table-cell>
          <table:table-cell table:style-name="ce9" office:value-type="float" office:value="31" calcext:value-type="float">
            <text:p>31</text:p>
          </table:table-cell>
          <table:table-cell office:value-type="float" office:value="6196.2778" calcext:value-type="float">
            <text:p>6196,2778</text:p>
          </table:table-cell>
          <table:table-cell office:value-type="float" office:value="9746.60785" calcext:value-type="float">
            <text:p>9746,60785</text:p>
          </table:table-cell>
          <table:table-cell office:value-type="float" office:value="749.00231" calcext:value-type="float">
            <text:p>749,00231</text:p>
          </table:table-cell>
          <table:table-cell office:value-type="float" office:value="29828.019324" calcext:value-type="float">
            <text:p>29828,019324</text:p>
          </table:table-cell>
          <table:table-cell office:value-type="float" office:value="96.986577" calcext:value-type="float">
            <text:p>96,986577</text:p>
          </table:table-cell>
          <table:table-cell office:value-type="float" office:value="84.93928" calcext:value-type="float">
            <text:p>84,93928</text:p>
          </table:table-cell>
          <table:table-cell office:value-type="float" office:value="42.46376811" calcext:value-type="float">
            <text:p>42,46376811</text:p>
          </table:table-cell>
          <table:table-cell office:value-type="float" office:value="143.33333" calcext:value-type="float">
            <text:p>143,33333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3"/>
          <table:table-cell table:style-name="ce1" office:value-type="string" calcext:value-type="string">
            <text:p>Pistas:</text:p>
          </table:table-cell>
          <table:table-cell table:style-name="ce6" office:value-type="string" calcext:value-type="string">
            <text:p>Comprimento (m)</text:p>
          </table:table-cell>
          <table:table-cell table:style-name="ce10" office:value-type="string" calcext:value-type="string">
            <text:p>Nº de retas</text:p>
          </table:table-cell>
          <table:table-cell table:style-name="ce6" office:value-type="string" calcext:value-type="string">
            <text:p>Comprimento de Retas (m)</text:p>
          </table:table-cell>
          <table:table-cell table:style-name="ce11" office:value-type="string" calcext:value-type="string">
            <text:p>Nº de curvas</text:p>
          </table:table-cell>
          <table:table-cell table:style-name="ce15" office:value-type="string" calcext:value-type="string">
            <text:p>Comprimento de Curvas (m)</text:p>
          </table:table-cell>
          <table:table-cell table:style-name="ce18" office:value-type="string" calcext:value-type="string">
            <text:p>Métrica 1 (% de retas)</text:p>
          </table:table-cell>
          <table:table-cell table:style-name="ce18" office:value-type="string" calcext:value-type="string">
            <text:p>Métrica 2 (Ref. artigo)</text:p>
          </table:table-cell>
          <table:table-cell table:style-name="ce18" office:value-type="string" calcext:value-type="string">
            <text:p>Métrica 3 (Som. Inv Raios)</text:p>
          </table:table-cell>
          <table:table-cell table:style-name="ce19" office:value-type="string" calcext:value-type="string">
            <text:p>Métrica 4 (S. Inv Rd * total pista)</text:p>
          </table:table-cell>
          <table:table-cell table:style-name="ce24" office:value-type="string" calcext:value-type="string">
            <text:p>Métrica 5 (Curvas Seguidas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ring</text:p>
          </table:table-cell>
          <table:table-cell office:value-type="float" office:value="23425.364" calcext:value-type="float">
            <text:p>23425,364</text:p>
          </table:table-cell>
          <table:table-cell office:value-type="float" office:value="52" calcext:value-type="float">
            <text:p>52</text:p>
          </table:table-cell>
          <table:table-cell office:value-type="float" office:value="5026.5549" calcext:value-type="float">
            <text:p>5026,5549</text:p>
          </table:table-cell>
          <table:table-cell office:value-type="float" office:value="175" calcext:value-type="float">
            <text:p>175</text:p>
          </table:table-cell>
          <table:table-cell office:value-type="float" office:value="18398.8091" calcext:value-type="float">
            <text:p>18398,8091</text:p>
          </table:table-cell>
          <table:table-cell office:value-type="float" office:value="0.21457745" calcext:value-type="float">
            <text:p>0,21457745</text:p>
          </table:table-cell>
          <table:table-cell office:value-type="float" office:value="32.89670775" calcext:value-type="float">
            <text:p>32,89670775</text:p>
          </table:table-cell>
          <table:table-cell office:value-type="float" office:value="32045" calcext:value-type="float">
            <text:p>32045</text:p>
          </table:table-cell>
          <table:table-cell office:value-type="float" office:value="5607875" calcext:value-type="float">
            <text:p>5607875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heel-2</text:p>
          </table:table-cell>
          <table:table-cell office:value-type="float" office:value="6522.561455" calcext:value-type="float">
            <text:p>6522,561455</text:p>
          </table:table-cell>
          <table:table-cell office:value-type="float" office:value="19" calcext:value-type="float">
            <text:p>19</text:p>
          </table:table-cell>
          <table:table-cell office:value-type="float" office:value="2397.2" calcext:value-type="float">
            <text:p>2397,2</text:p>
          </table:table-cell>
          <table:table-cell office:value-type="float" office:value="40" calcext:value-type="float">
            <text:p>40</text:p>
          </table:table-cell>
          <table:table-cell office:value-type="float" office:value="4125.361455" calcext:value-type="float">
            <text:p>4125,361455</text:p>
          </table:table-cell>
          <table:table-cell office:value-type="float" office:value="0.36752" calcext:value-type="float">
            <text:p>0,36752</text:p>
          </table:table-cell>
          <table:table-cell office:value-type="float" office:value="22.77129094" calcext:value-type="float">
            <text:p>22,77129094</text:p>
          </table:table-cell>
          <table:table-cell office:value-type="float" office:value="10380" calcext:value-type="float">
            <text:p>10380</text:p>
          </table:table-cell>
          <table:table-cell office:value-type="float" office:value="415200" calcext:value-type="float">
            <text:p>415200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alborg</text:p>
          </table:table-cell>
          <table:table-cell office:value-type="float" office:value="2587.544" calcext:value-type="float">
            <text:p>2587,544</text:p>
          </table:table-cell>
          <table:table-cell office:value-type="float" office:value="23" calcext:value-type="float">
            <text:p>23</text:p>
          </table:table-cell>
          <table:table-cell office:value-type="float" office:value="1250.01475" calcext:value-type="float">
            <text:p>1250,014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37.5293</text:p>
          </table:table-cell>
          <table:table-cell office:value-type="float" office:value="0.483089" calcext:value-type="float">
            <text:p>0,483089</text:p>
          </table:table-cell>
          <table:table-cell office:value-type="float" office:value="33.08427" calcext:value-type="float">
            <text:p>33,08427</text:p>
          </table:table-cell>
          <table:table-cell office:value-type="float" office:value="2316.3501" calcext:value-type="float">
            <text:p>2316,3501</text:p>
          </table:table-cell>
          <table:table-cell office:value-type="float" office:value="57908.82524" calcext:value-type="float">
            <text:p>57908,8252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pine-2</text:p>
          </table:table-cell>
          <table:table-cell office:value-type="float" office:value="3773.5807" calcext:value-type="float">
            <text:p>3773,5807</text:p>
          </table:table-cell>
          <table:table-cell office:value-type="float" office:value="20" calcext:value-type="float">
            <text:p>20</text:p>
          </table:table-cell>
          <table:table-cell office:value-type="float" office:value="2206.8" calcext:value-type="float">
            <text:p>2206,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66.7807</text:p>
          </table:table-cell>
          <table:table-cell office:value-type="string" calcext:value-type="string">
            <text:p>0;5848026</text:p>
          </table:table-cell>
          <table:table-cell office:value-type="float" office:value="78.6421" calcext:value-type="float">
            <text:p>78,6421</text:p>
          </table:table-cell>
          <table:table-cell office:value-type="float" office:value="1141.5" calcext:value-type="float">
            <text:p>1141,5</text:p>
          </table:table-cell>
          <table:table-cell office:value-type="float" office:value="20547" calcext:value-type="float">
            <text:p>205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>
            <text:p>Dirt-3</text:p>
          </table:table-cell>
          <table:table-cell table:style-name="ce5" office:value-type="float" office:value="2478.1649" calcext:value-type="float">
            <text:p>2478,164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15.42" calcext:value-type="float">
            <text:p>1115,4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62.744948" calcext:value-type="float">
            <text:p>1362,744948</text:p>
          </table:table-cell>
          <table:table-cell table:style-name="ce5" office:value-type="float" office:value="0.45009918" calcext:value-type="float">
            <text:p>0,45009918</text:p>
          </table:table-cell>
          <table:table-cell table:style-name="ce5" office:value-type="float" office:value="29.9913959" calcext:value-type="float">
            <text:p>29,9913959</text:p>
          </table:table-cell>
          <table:table-cell table:style-name="ce5" office:value-type="float" office:value="2603.4" calcext:value-type="float">
            <text:p>2603,4</text:p>
          </table:table-cell>
          <table:table-cell table:style-name="ce5" office:value-type="float" office:value="46861.2" calcext:value-type="float">
            <text:p>46861,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>
            <text:p>Dirt-1</text:p>
          </table:table-cell>
          <table:table-cell table:style-name="ce5" office:value-type="float" office:value="1072.9317" calcext:value-type="float">
            <text:p>1072,93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22.979" calcext:value-type="float">
            <text:p>522,97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49.95278" calcext:value-type="float">
            <text:p>549,95278</text:p>
          </table:table-cell>
          <table:table-cell table:style-name="ce5" office:value-type="float" office:value="0.48743" calcext:value-type="float">
            <text:p>0,48743</text:p>
          </table:table-cell>
          <table:table-cell table:style-name="ce5" office:value-type="float" office:value="51.31922" calcext:value-type="float">
            <text:p>51,31922</text:p>
          </table:table-cell>
          <table:table-cell table:style-name="ce5" office:value-type="float" office:value="614" calcext:value-type="float">
            <text:p>614</text:p>
          </table:table-cell>
          <table:table-cell table:style-name="ce5" office:value-type="float" office:value="7368" calcext:value-type="float">
            <text:p>736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-Speedway</text:p>
          </table:table-cell>
          <table:table-cell office:value-type="float" office:value="4103.83267" calcext:value-type="float">
            <text:p>4103,83267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office:value-type="float" office:value="2303.83267" calcext:value-type="float">
            <text:p>2303,83267</text:p>
          </table:table-cell>
          <table:table-cell office:value-type="float" office:value="0.438614375" calcext:value-type="float">
            <text:p>0,438614375</text:p>
          </table:table-cell>
          <table:table-cell office:value-type="float" office:value="30" calcext:value-type="float">
            <text:p>30</text:p>
          </table:table-cell>
          <table:table-cell office:value-type="float" office:value="4400" calcext:value-type="float">
            <text:p>4400</text:p>
          </table:table-cell>
          <table:table-cell office:value-type="float" office:value="52800" calcext:value-type="float">
            <text:p>528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imalonges</text:p>
          </table:table-cell>
          <table:table-cell office:value-type="float" office:value="5798.53884" calcext:value-type="float">
            <text:p>5798,53884</text:p>
          </table:table-cell>
          <table:table-cell office:value-type="float" office:value="2" calcext:value-type="float">
            <text:p>2</text:p>
          </table:table-cell>
          <table:table-cell office:value-type="float" office:value="153.311" calcext:value-type="float">
            <text:p>153,311</text:p>
          </table:table-cell>
          <table:table-cell office:value-type="float" office:value="11" calcext:value-type="float">
            <text:p>11</text:p>
          </table:table-cell>
          <table:table-cell office:value-type="float" office:value="5645.2283" calcext:value-type="float">
            <text:p>5645,2283</text:p>
          </table:table-cell>
          <table:table-cell office:value-type="float" office:value="0.0264395" calcext:value-type="float">
            <text:p>0,0264395</text:p>
          </table:table-cell>
          <table:table-cell office:value-type="float" office:value="116.4268043" calcext:value-type="float">
            <text:p>116,4268043</text:p>
          </table:table-cell>
          <table:table-cell office:value-type="float" office:value="2778.1234" calcext:value-type="float">
            <text:p>2778,1234</text:p>
          </table:table-cell>
          <table:table-cell office:value-type="float" office:value="30559.3573" calcext:value-type="float">
            <text:p>30559,357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-Speedway</text:p>
          </table:table-cell>
          <table:table-cell office:value-type="float" office:value="2977.591" calcext:value-type="float">
            <text:p>2977,59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377.591" calcext:value-type="float">
            <text:p>2377,591</text:p>
          </table:table-cell>
          <table:table-cell office:value-type="float" office:value="0.2015" calcext:value-type="float">
            <text:p>0,2015</text:p>
          </table:table-cell>
          <table:table-cell office:value-type="float" office:value="56.1103" calcext:value-type="float">
            <text:p>56,1103</text:p>
          </table:table-cell>
          <table:table-cell office:value-type="float" office:value="2427.82545" calcext:value-type="float">
            <text:p>2427,82545</text:p>
          </table:table-cell>
          <table:table-cell office:value-type="float" office:value="16994.7782" calcext:value-type="float">
            <text:p>16994,778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-Speedway</text:p>
          </table:table-cell>
          <table:table-cell office:value-type="float" office:value="3294.393" calcext:value-type="float">
            <text:p>3294,393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094.393" calcext:value-type="float">
            <text:p>2094,393</text:p>
          </table:table-cell>
          <table:table-cell office:value-type="float" office:value="0.364255" calcext:value-type="float">
            <text:p>0,364255</text:p>
          </table:table-cell>
          <table:table-cell office:value-type="float" office:value="54.54545" calcext:value-type="float">
            <text:p>54,54545</text:p>
          </table:table-cell>
          <table:table-cell office:value-type="float" office:value="2200" calcext:value-type="float">
            <text:p>2200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Variancia dos comprimentos de reta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Variancia dos comprimentos de curva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Variancia dos angulos dos raios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Motivação inicial: criação de controles, treinamento direcionado, visto que artigos existentes atestam a melhora de performance em otimizações direcionadas por métricas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20:26:26.6717490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2:50:01.193194253</meta:creation-date>
    <dc:date>2016-06-05T17:07:30.360131461</dc:date>
    <meta:editing-duration>PT2H11M11S</meta:editing-duration>
    <meta:editing-cycles>48</meta:editing-cycles>
    <meta:generator>LibreOffice/4.2.8.2$Linux_X86_64 LibreOffice_project/420m0$Build-2</meta:generator>
    <meta:document-statistic meta:table-count="1" meta:cell-count="220" meta:object-count="0"/>
  </office:meta>
</office:document-meta>
</file>